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f6b" officeooo:paragraph-rsid="000fef6b"/>
    </style:style>
    <style:style style:name="P2" style:family="paragraph" style:parent-style-name="Standard">
      <style:text-properties officeooo:rsid="0010ba06" officeooo:paragraph-rsid="0010ba06"/>
    </style:style>
    <style:style style:name="P3" style:family="paragraph" style:parent-style-name="Standard">
      <style:text-properties officeooo:rsid="001208dc" officeooo:paragraph-rsid="001208dc"/>
    </style:style>
    <style:style style:name="P4" style:family="paragraph" style:parent-style-name="Standard">
      <style:text-properties officeooo:rsid="001208dc" officeooo:paragraph-rsid="0012d1d7"/>
    </style:style>
    <style:style style:name="P5" style:family="paragraph" style:parent-style-name="Standard">
      <style:text-properties officeooo:rsid="0012d1d7" officeooo:paragraph-rsid="0012d1d7"/>
    </style:style>
    <style:style style:name="P6" style:family="paragraph" style:parent-style-name="Standard">
      <style:text-properties officeooo:rsid="0013bb92" officeooo:paragraph-rsid="0013bb92"/>
    </style:style>
    <style:style style:name="P7" style:family="paragraph" style:parent-style-name="Standard">
      <style:text-properties officeooo:rsid="00142d8b" officeooo:paragraph-rsid="00142d8b"/>
    </style:style>
    <style:style style:name="P8" style:family="paragraph" style:parent-style-name="Standard">
      <style:text-properties officeooo:rsid="001511fe" officeooo:paragraph-rsid="001511fe"/>
    </style:style>
    <style:style style:name="P9" style:family="paragraph" style:parent-style-name="Standard">
      <style:text-properties officeooo:rsid="00175923" officeooo:paragraph-rsid="00175923"/>
    </style:style>
    <style:style style:name="P10" style:family="paragraph" style:parent-style-name="Standard">
      <style:text-properties officeooo:rsid="00183759" officeooo:paragraph-rsid="00183759"/>
    </style:style>
    <style:style style:name="P11" style:family="paragraph" style:parent-style-name="Standard">
      <style:text-properties officeooo:rsid="001a1f71" officeooo:paragraph-rsid="00183759"/>
    </style:style>
    <style:style style:name="P12" style:family="paragraph" style:parent-style-name="Standard">
      <style:text-properties officeooo:rsid="001a1f71" officeooo:paragraph-rsid="001a1f71"/>
    </style:style>
    <style:style style:name="T1" style:family="text">
      <style:text-properties officeooo:rsid="0010ba06"/>
    </style:style>
    <style:style style:name="T2" style:family="text">
      <style:text-properties officeooo:rsid="001208dc"/>
    </style:style>
    <style:style style:name="T3" style:family="text">
      <style:text-properties officeooo:rsid="0013bb92"/>
    </style:style>
    <style:style style:name="T4" style:family="text">
      <style:text-properties officeooo:rsid="00142d8b"/>
    </style:style>
    <style:style style:name="T5" style:family="text">
      <style:text-properties officeooo:rsid="001511fe"/>
    </style:style>
    <style:style style:name="T6" style:family="text">
      <style:text-properties officeooo:rsid="001759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 Install git:</text:p>
      <text:p text:style-name="P1">pctest@pctest-HP-430-Notebook-PC:~$ sudo apt-get install git-all</text:p>
      <text:p text:style-name="P1">[sudo] password for pctest: </text:p>
      <text:p text:style-name="P1"/>
      <text:p text:style-name="P1">** Check git version:</text:p>
      <text:p text:style-name="P1">pctest@pctest-HP-430-Notebook-PC:~$ git --version</text:p>
      <text:p text:style-name="P1"/>
      <text:p text:style-name="P1">git version 2.7.4</text:p>
      <text:p text:style-name="P1"/>
      <text:p text:style-name="P1">** Configure git:</text:p>
      <text:p text:style-name="P1">pctest@pctest-HP-430-Notebook-PC:~$ git config --global user.name "Ashima Setia"</text:p>
      <text:p text:style-name="P1">pctest@pctest-HP-430-Notebook-PC:~$ git config --global user.email "ashims.setia@gmail.com"</text:p>
      <text:p text:style-name="P1"/>
      <text:p text:style-name="P1">** Create repository:</text:p>
      <text:p text:style-name="P1">pctest@pctest-HP-430-Notebook-PC:~$ git init repo</text:p>
      <text:p text:style-name="P1"/>
      <text:p text:style-name="P1">Initialized empty Git repository in /home/pctest/repo/.git/</text:p>
      <text:p text:style-name="P1"/>
      <text:p text:style-name="P1">** Make some changes – add some files, change contents of some files:</text:p>
      <text:p text:style-name="P1">pctest@pctest-HP-430-Notebook-PC:~$ cd /home/pctest/repo/</text:p>
      <text:p text:style-name="P1">pctest@pctest-HP-430-Notebook-PC:~/repo$ touch File1.txt</text:p>
      <text:p text:style-name="P1">pctest@pctest-HP-430-Notebook-PC:~/repo$ echo "text" &gt;&gt; File1.txt</text:p>
      <text:p text:style-name="P1">pctest@pctest-HP-430-Notebook-PC:~/repo$ git add File1.txt</text:p>
      <text:p text:style-name="P1"/>
      <text:p text:style-name="P1">** <text:span text:style-name="T1">Commit changes:</text:span></text:p>
      <text:p text:style-name="P1">pctest@pctest-HP-430-Notebook-PC:~/repo$ git commit -m "File1 added"</text:p>
      <text:p text:style-name="P1"/>
      <text:p text:style-name="P1">[master (root-commit) f06cf50] File1 added</text:p>
      <text:p text:style-name="P1"><text:s/>1 file changed, 1 insertion(+)</text:p>
      <text:p text:style-name="P1"><text:s/>create mode 100644 File1.txt</text:p>
      <text:p text:style-name="P1"/>
      <text:p text:style-name="P1">** <text:span text:style-name="T1">Add some, remove some &amp; ignore some files. Use git diff before each commit.</text:span></text:p>
      <text:p text:style-name="P2">pctest@pctest-HP-430-Notebook-PC:~/repo$ touch File2.txt</text:p>
      <text:p text:style-name="P2">pctest@pctest-HP-430-Notebook-PC:~/repo$ git add File2.txt</text:p>
      <text:p text:style-name="P2">pctest@pctest-HP-430-Notebook-PC:~/repo$ git diff f06cf50</text:p>
      <text:p text:style-name="P2"/>
      <text:p text:style-name="P2">diff --git a/File2.txt b/File2.txt</text:p>
      <text:p text:style-name="P2">new file mode 100644</text:p>
      <text:p text:style-name="P2">index 0000000..e69de29</text:p>
      <text:p text:style-name="P2"/>
      <text:p text:style-name="P3">pctest@pctest-HP-430-Notebook-PC:~/repo$ git commit -m "File2 added"</text:p>
      <text:p text:style-name="P3"/>
      <text:p text:style-name="P3">[master 2338930] File2 added</text:p>
      <text:p text:style-name="P3"><text:s/>1 file changed, 0 insertions(+), 0 deletions(-)</text:p>
      <text:p text:style-name="P3"><text:s/>create mode 100644 File2.txt</text:p>
      <text:p text:style-name="P3"/>
      <text:p text:style-name="P3">pctest@pctest-HP-430-Notebook-PC:~/repo$ touch File3.txt</text:p>
      <text:p text:style-name="P3">pctest@pctest-HP-430-Notebook-PC:~/repo$ git add File3.txt</text:p>
      <text:p text:style-name="P3">pctest@pctest-HP-430-Notebook-PC:~/repo$ git rm File2.txt</text:p>
      <text:p text:style-name="P3"/>
      <text:p text:style-name="P3">rm 'File2.txt'</text:p>
      <text:p text:style-name="P3"/>
      <text:p text:style-name="P3"><text:soft-page-break/>pctest@pctest-HP-430-Notebook-PC:~/repo$ git diff 2338930</text:p>
      <text:p text:style-name="P3"/>
      <text:p text:style-name="P3">diff --git a/File2.txt b/File2.txt</text:p>
      <text:p text:style-name="P3">deleted file mode 100644</text:p>
      <text:p text:style-name="P3">index e69de29..0000000</text:p>
      <text:p text:style-name="P3">diff --git a/File3.txt b/File3.txt</text:p>
      <text:p text:style-name="P3">new file mode 100644</text:p>
      <text:p text:style-name="P3">index 0000000..e69de29</text:p>
      <text:p text:style-name="P3"/>
      <text:p text:style-name="P3">pctest@pctest-HP-430-Notebook-PC:~/repo$ git commit -m "File2 removed and File3 added"</text:p>
      <text:p text:style-name="P3"/>
      <text:p text:style-name="P3">[master 18b150e] File2 removed and File3 added</text:p>
      <text:p text:style-name="P3"/>
      <text:p text:style-name="P3">** Create changes &amp; revert them when they are not added to the staging area.</text:p>
      <text:p text:style-name="P3">pctest@pctest-HP-430-Notebook-PC:~/repo$ echo "File3" &gt;&gt; File3.txt</text:p>
      <text:p text:style-name="P3">pctest@pctest-HP-430-Notebook-PC:~/repo$ git checkout File3.txt</text:p>
      <text:p text:style-name="P3"/>
      <text:p text:style-name="P4">** Create changes &amp; revert them when they are added to the staging area.</text:p>
      <text:p text:style-name="P5">pctest@pctest-HP-430-Notebook-PC:~/repo$ git reset File3.txt</text:p>
      <text:p text:style-name="P5"/>
      <text:p text:style-name="P5">Unstaged changes after reset:</text:p>
      <text:p text:style-name="P5">M<text:tab/>File3.txt</text:p>
      <text:p text:style-name="P5"/>
      <text:p text:style-name="P5">** <text:span text:style-name="T2">Create changes &amp; revert them </text:span>after committing those changes<text:span text:style-name="T2">.</text:span></text:p>
      <text:p text:style-name="P5">pctest@pctest-HP-430-Notebook-PC:~/repo$ echo "File3" &gt;&gt; File3.txt</text:p>
      <text:p text:style-name="P5">pctest@pctest-HP-430-Notebook-PC:~/repo$ git add File3.txt</text:p>
      <text:p text:style-name="P5">pctest@pctest-HP-430-Notebook-PC:~/repo$ git commit -m "File3 modified"</text:p>
      <text:p text:style-name="P5"/>
      <text:p text:style-name="P5">[master 1124b9e] File3 modified</text:p>
      <text:p text:style-name="P5"><text:s/>1 file changed, 1 insertion(+)</text:p>
      <text:p text:style-name="P5"/>
      <text:p text:style-name="P6">pctest@pctest-HP-430-Notebook-PC:~/repo$ git reset --hard HEAD~1</text:p>
      <text:p text:style-name="P6">HEAD is now at 18b150e File2 removed and File3 added</text:p>
      <text:p text:style-name="P2"/>
      <text:p text:style-name="P1">** <text:span text:style-name="T3">Check repository status before &amp; after adding to the staging area and after committing changes.</text:span></text:p>
      <text:p text:style-name="P6">pctest@pctest-HP-430-Notebook-PC:~/repo$ git status -s</text:p>
      <text:p text:style-name="P6">pctest@pctest-HP-430-Notebook-PC:~/repo$ echo "File4" &gt;&gt; File4.txt</text:p>
      <text:p text:style-name="P6">pctest@pctest-HP-430-Notebook-PC:~/repo$ git add File4.txt</text:p>
      <text:p text:style-name="P6">pctest@pctest-HP-430-Notebook-PC:~/repo$ git status -s</text:p>
      <text:p text:style-name="P6"/>
      <text:p text:style-name="P6">A <text:s/>File4.txt</text:p>
      <text:p text:style-name="P6"/>
      <text:p text:style-name="P6">pctest@pctest-HP-430-Notebook-PC:~/repo$ git commit -m "File4 added"</text:p>
      <text:p text:style-name="P6"/>
      <text:p text:style-name="P6">[master 76cd2cf] File4 added</text:p>
      <text:p text:style-name="P6"><text:s/>1 file changed, 1 insertion(+)</text:p>
      <text:p text:style-name="P6"><text:s/>create mode 100644 File4.txt</text:p>
      <text:p text:style-name="P6">pctest@pctest-HP-430-Notebook-PC:~/repo$ git status -s</text:p>
      <text:p text:style-name="P6">BLANK</text:p>
      <text:p text:style-name="P6"/>
      <text:p text:style-name="P6">** Display all the commits.</text:p>
      <text:p text:style-name="P6">pctest@pctest-HP-430-Notebook-PC:~/repo$ git log</text:p>
      <text:p text:style-name="P6"><text:soft-page-break/>commit 76cd2cf6b4397669d989c73c63965279a77f63c5</text:p>
      <text:p text:style-name="P6">Author: Ashima Setia &lt;ashims.setia@gmail.com&gt;</text:p>
      <text:p text:style-name="P6">Date: <text:s text:c="2"/>Fri Jun 22 14:29:44 2018 +0530</text:p>
      <text:p text:style-name="P6"/>
      <text:p text:style-name="P6"><text:s text:c="4"/>File4 added</text:p>
      <text:p text:style-name="P6"/>
      <text:p text:style-name="P6">commit 18b150e2b3950240b1f45e47e902dccf65c30a7e</text:p>
      <text:p text:style-name="P6">Author: Ashima Setia &lt;ashims.setia@gmail.com&gt;</text:p>
      <text:p text:style-name="P6">Date: <text:s text:c="2"/>Fri Jun 22 14:01:21 2018 +0530</text:p>
      <text:p text:style-name="P6"/>
      <text:p text:style-name="P6"><text:s text:c="4"/>File2 removed and File3 added</text:p>
      <text:p text:style-name="P6"/>
      <text:p text:style-name="P6">commit 2338930cfb91a8e2415876c2083869c790849284</text:p>
      <text:p text:style-name="P6">Author: Ashima Setia &lt;ashims.setia@gmail.com&gt;</text:p>
      <text:p text:style-name="P6">Date: <text:s text:c="2"/>Fri Jun 22 13:57:29 2018 +0530</text:p>
      <text:p text:style-name="P6"/>
      <text:p text:style-name="P6"><text:s text:c="4"/>File2 added</text:p>
      <text:p text:style-name="P6"/>
      <text:p text:style-name="P6">commit f06cf5011fd359d98241403b7cb5bef043e5bf15</text:p>
      <text:p text:style-name="P6">Author: Ashima Setia &lt;ashims.setia@gmail.com&gt;</text:p>
      <text:p text:style-name="P6">Date: <text:s text:c="2"/>Fri Jun 22 13:45:43 2018 +0530</text:p>
      <text:p text:style-name="P6"/>
      <text:p text:style-name="P6"><text:s text:c="4"/>File1 added</text:p>
      <text:p text:style-name="P1"/>
      <text:p text:style-name="P1">** <text:span text:style-name="T3">Display a specific commit</text:span></text:p>
      <text:p text:style-name="P6">pctest@pctest-HP-430-Notebook-PC:~/repo$ git show f06cf5011fd359d98241403b7cb5bef043e5bf15</text:p>
      <text:p text:style-name="P6"/>
      <text:p text:style-name="P6">commit f06cf5011fd359d98241403b7cb5bef043e5bf15</text:p>
      <text:p text:style-name="P6">Author: Ashima Setia &lt;ashims.setia@gmail.com&gt;</text:p>
      <text:p text:style-name="P6">Date: <text:s text:c="2"/>Fri Jun 22 13:45:43 2018 +0530</text:p>
      <text:p text:style-name="P6"/>
      <text:p text:style-name="P6"><text:s text:c="4"/>File1 added</text:p>
      <text:p text:style-name="P6"/>
      <text:p text:style-name="P6">diff --git a/File1.txt b/File1.txt</text:p>
      <text:p text:style-name="P6">new file mode 100644</text:p>
      <text:p text:style-name="P6">index 0000000..8e27be7</text:p>
      <text:p text:style-name="P6">--- /dev/null</text:p>
      <text:p text:style-name="P6">+++ b/File1.txt</text:p>
      <text:p text:style-name="P6">@@ -0,0 +1 @@</text:p>
      <text:p text:style-name="P6">+text</text:p>
      <text:p text:style-name="P1"/>
      <text:p text:style-name="P1">** <text:span text:style-name="T4">Create branches called ‘feature1’ and ‘feature2’ from master. Delete branch ‘feature2’.</text:span></text:p>
      <text:p text:style-name="P7">pctest@pctest-HP-430-Notebook-PC:~/repo$ git branch feature1</text:p>
      <text:p text:style-name="P7">pctest@pctest-HP-430-Notebook-PC:~/repo$ git branch feature2</text:p>
      <text:p text:style-name="P7">pctest@pctest-HP-430-Notebook-PC:~/repo$ git branch -d feature2</text:p>
      <text:p text:style-name="P7"/>
      <text:p text:style-name="P7">Deleted branch feature2 (was 76cd2cf).</text:p>
      <text:p text:style-name="P7"/>
      <text:p text:style-name="P7">** Make some commits on branch ‘feature1’</text:p>
      <text:p text:style-name="P7">pctest@pctest-HP-430-Notebook-PC:~/repo$ git checkout feature1</text:p>
      <text:p text:style-name="P7"/>
      <text:p text:style-name="P7"><text:soft-page-break/>Switched to branch 'feature1'</text:p>
      <text:p text:style-name="P7"/>
      <text:p text:style-name="P7">pctest@pctest-HP-430-Notebook-PC:~/repo$ echo "test" &gt;&gt; Test.txt</text:p>
      <text:p text:style-name="P7">pctest@pctest-HP-430-Notebook-PC:~/repo$ git add Test.txt</text:p>
      <text:p text:style-name="P7">pctest@pctest-HP-430-Notebook-PC:~/repo$ git commit -m "Test added"</text:p>
      <text:p text:style-name="P7"/>
      <text:p text:style-name="P7">[feature1 72c6ee9] Test added</text:p>
      <text:p text:style-name="P7"><text:s/>1 file changed, 1 insertion(+)</text:p>
      <text:p text:style-name="P7"><text:s/>create mode 100644 Test.txt</text:p>
      <text:p text:style-name="P7"/>
      <text:p text:style-name="P7">** Make some commits on branch ‘master’</text:p>
      <text:p text:style-name="P7">pctest@pctest-HP-430-Notebook-PC:~/repo$ git checkout master</text:p>
      <text:p text:style-name="P7"/>
      <text:p text:style-name="P7">Switched to branch 'master'</text:p>
      <text:p text:style-name="P7"/>
      <text:p text:style-name="P7">pctest@pctest-HP-430-Notebook-PC:~/repo$ echo "test" &gt;&gt; Test.txt</text:p>
      <text:p text:style-name="P7">pctest@pctest-HP-430-Notebook-PC:~/repo$ git add Test.txt</text:p>
      <text:p text:style-name="P7">pctest@pctest-HP-430-Notebook-PC:~/repo$ git commit -m "Test added"</text:p>
      <text:p text:style-name="P7"/>
      <text:p text:style-name="P7">[master 08d680b] Test added</text:p>
      <text:p text:style-name="P7"><text:s/>1 file changed, 1 insertion(+)</text:p>
      <text:p text:style-name="P7"><text:s/>create mode 100644 Test.txt</text:p>
      <text:p text:style-name="P7"/>
      <text:p text:style-name="P7">** Merge feature1 in master. <text:span text:style-name="T5">Create branch feature2 from master.</text:span></text:p>
      <text:p text:style-name="P8">pctest@pctest-HP-430-Notebook-PC:~/repo$ git merge feature1 master</text:p>
      <text:p text:style-name="P8"/>
      <text:p text:style-name="P8">Merge made by the 'recursive' strategy.</text:p>
      <text:p text:style-name="P8"/>
      <text:p text:style-name="P8">pctest@pctest-HP-430-Notebook-PC:~/repo$ git branch feature2</text:p>
      <text:p text:style-name="P8"/>
      <text:p text:style-name="P8">** Make some commits on feature2.</text:p>
      <text:p text:style-name="P8">pctest@pctest-HP-430-Notebook-PC:~/repo$ git checkout feature2</text:p>
      <text:p text:style-name="P8">Switched to branch 'feature2'</text:p>
      <text:p text:style-name="P8"/>
      <text:p text:style-name="P8">pctest@pctest-HP-430-Notebook-PC:~/repo$ echo "test" &gt;&gt; Test.txt</text:p>
      <text:p text:style-name="P8">pctest@pctest-HP-430-Notebook-PC:~/repo$ git add Test.txt</text:p>
      <text:p text:style-name="P8">pctest@pctest-HP-430-Notebook-PC:~/repo$ git commit -m "Test added"</text:p>
      <text:p text:style-name="P8"/>
      <text:p text:style-name="P8">[feature2 546ef3f] Test added</text:p>
      <text:p text:style-name="P8"><text:s/>1 file changed, 1 insertion(+)</text:p>
      <text:p text:style-name="P8"/>
      <text:p text:style-name="P8">** Make some commits on master.</text:p>
      <text:p text:style-name="P8">pctest@pctest-HP-430-Notebook-PC:~/repo$ git checkout master</text:p>
      <text:p text:style-name="P8">Switched to branch 'master'</text:p>
      <text:p text:style-name="P8"/>
      <text:p text:style-name="P8">pctest@pctest-HP-430-Notebook-PC:~/repo$ echo "moretest" &gt;&gt; MoreTest.txt</text:p>
      <text:p text:style-name="P8">pctest@pctest-HP-430-Notebook-PC:~/repo$ git add MoreTest.txt</text:p>
      <text:p text:style-name="P8">pctest@pctest-HP-430-Notebook-PC:~/repo$ git commit -m "MoreTest added"</text:p>
      <text:p text:style-name="P8"/>
      <text:p text:style-name="P8">[master 6b39f67] MoreTest added</text:p>
      <text:p text:style-name="P8"><text:s/>1 file changed, 1 insertion(+)</text:p>
      <text:p text:style-name="P8"><text:s/>create mode 100644 MoreTest.txt</text:p>
      <text:p text:style-name="P8"><text:soft-page-break/>** <text:span text:style-name="T6">Rebase branch ‘master’ in feature2</text:span></text:p>
      <text:p text:style-name="P9">pctest@pctest-HP-430-Notebook-PC:~/repo$ git rebase master feature2</text:p>
      <text:p text:style-name="P9"/>
      <text:p text:style-name="P9">First, rewinding head to replay your work on top of it...</text:p>
      <text:p text:style-name="P9">Applying: Test added</text:p>
      <text:p text:style-name="P9"/>
      <text:p text:style-name="P9">** Use git stash</text:p>
      <text:p text:style-name="P9">pctest@pctest-HP-430-Notebook-PC:~/repo$ git checkout master</text:p>
      <text:p text:style-name="P9">Switched to branch 'master'</text:p>
      <text:p text:style-name="P9">pctest@pctest-HP-430-Notebook-PC:~/repo$ echo "test" &gt;&gt; MoreTest.txt</text:p>
      <text:p text:style-name="P9">pctest@pctest-HP-430-Notebook-PC:~/repo$ git add .</text:p>
      <text:p text:style-name="P9">pctest@pctest-HP-430-Notebook-PC:~/repo$ git stash</text:p>
      <text:p text:style-name="P9"/>
      <text:p text:style-name="P9">Saved working directory and index state WIP on master: 6b39f67 MoreTest added</text:p>
      <text:p text:style-name="P9">HEAD is now at 6b39f67 MoreTest added</text:p>
      <text:p text:style-name="P9"/>
      <text:p text:style-name="P9">pctest@pctest-HP-430-Notebook-PC:~/repo$ git stash apply</text:p>
      <text:p text:style-name="P9">On branch master</text:p>
      <text:p text:style-name="P9">Changes not staged for commit:</text:p>
      <text:p text:style-name="P9"><text:s text:c="2"/>(use "git add &lt;file&gt;..." to update what will be committed)</text:p>
      <text:p text:style-name="P9"><text:s text:c="2"/>(use "git checkout -- &lt;file&gt;..." to discard changes in working directory)</text:p>
      <text:p text:style-name="P9"/>
      <text:p text:style-name="P9"><text:tab/>modified: <text:s text:c="2"/>MoreTest.txt</text:p>
      <text:p text:style-name="P9"/>
      <text:p text:style-name="P9">no changes added to commit (use "git add" and/or "git commit -a")</text:p>
      <text:p text:style-name="P8"/>
      <text:p text:style-name="P8">** <text:span text:style-name="T6">Create a repository on github for your working repository and push changes on remote repository</text:span></text:p>
      <text:p text:style-name="P10">pctest@pctest-HP-430-Notebook-PC:~/repo$ git remote add origin https://github.com/Ashimasetia/ashima</text:p>
      <text:p text:style-name="P10">pctest@pctest-HP-430-Notebook-PC:~/repo$ git remote -v</text:p>
      <text:p text:style-name="P10"/>
      <text:p text:style-name="P10">origin<text:tab/>https://github.com/Ashimasetia/ashima (fetch)</text:p>
      <text:p text:style-name="P10">origin<text:tab/>https://github.com/Ashimasetia/ashima (push)</text:p>
      <text:p text:style-name="P10"/>
      <text:p text:style-name="P10">pctest@pctest-HP-430-Notebook-PC:~/repo$ git pull origin master</text:p>
      <text:p text:style-name="P10"/>
      <text:p text:style-name="P10">warning: no common commits</text:p>
      <text:p text:style-name="P10">remote: Counting objects: 3, done.</text:p>
      <text:p text:style-name="P10">remote: Total 3 (delta 0), reused 0 (delta 0), pack-reused 0</text:p>
      <text:p text:style-name="P10">Unpacking objects: 100% (3/3), done.</text:p>
      <text:p text:style-name="P10">From https://github.com/Ashimasetia/ashima</text:p>
      <text:p text:style-name="P10"><text:s/>* branch <text:s text:c="11"/>master <text:s text:c="4"/>-&gt; FETCH_HEAD</text:p>
      <text:p text:style-name="P10"><text:s/>* [new branch] <text:s text:c="5"/>master <text:s text:c="4"/>-&gt; origin/master</text:p>
      <text:p text:style-name="P10">Merge made by the 'recursive' strategy.</text:p>
      <text:p text:style-name="P10"><text:s/>README.md | 1 +</text:p>
      <text:p text:style-name="P10"><text:s/>1 file changed, 1 insertion(+)</text:p>
      <text:p text:style-name="P10"><text:s/>create mode 100644 README.md</text:p>
      <text:p text:style-name="P10"/>
      <text:p text:style-name="P10">pctest@pctest-HP-430-Notebook-PC:~/repo$ git push origin master</text:p>
      <text:p text:style-name="P11"/>
      <text:p text:style-name="P12">Username for 'https://github.com': Ashimasetia</text:p>
      <text:p text:style-name="P12"><text:soft-page-break/>Password for 'https://Ashimasetia@github.com': </text:p>
      <text:p text:style-name="P12">Counting objects: 21, done.</text:p>
      <text:p text:style-name="P12">Delta compression using up to 4 threads.</text:p>
      <text:p text:style-name="P12">Compressing objects: 100% (15/15), done.</text:p>
      <text:p text:style-name="P12">Writing objects: 100% (21/21), 1.77 KiB | 0 bytes/s, done.</text:p>
      <text:p text:style-name="P12">Total 21 (delta 6), reused 0 (delta 0)</text:p>
      <text:p text:style-name="P12">remote: Resolving deltas: 100% (6/6), done.</text:p>
      <text:p text:style-name="P12">To https://github.com/Ashimasetia/ashima</text:p>
      <text:p text:style-name="P12"><text:s text:c="3"/>bd998e0..6d1bfca <text:s/>master -&gt; master</text:p>
      <text:p text:style-name="P12">pctest@pctest-HP-430-Notebook-PC:~/repo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3:07:07.971334501</meta:creation-date>
    <dc:date>2018-06-22T16:15:05.534189549</dc:date>
    <meta:editing-duration>PT26M4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6" meta:paragraph-count="196" meta:word-count="978" meta:character-count="8832" meta:non-whitespace-character-count="7970"/>
  </office:meta>
</office:document-meta>
</file>